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96cm"/>
    </style:style>
    <style:style style:name="co4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pel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Defender</text:p>
          </table:table-cell>
          <table:table-cell office:value-type="string">
            <text:p>Attacker</text:p>
          </table:table-cell>
          <table:table-cell office:value-type="string">
            <text:p>Buffs</text:p>
          </table:table-cell>
          <table:table-cell office:value-type="string">
            <text:p>Formulars</text:p>
          </table:table-cell>
          <table:table-cell office:value-type="string">
            <text:p>Ba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esis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aseMIssCh</text:p>
          </table:table-cell>
          <table:table-cell table:formula="of:=MIN(99;5+(MAX(0;1+[.B5]-[.C6]))^2)" office:value-type="float" office:value="54">
            <text:p>54</text:p>
          </table:table-cell>
        </table:table-row>
        <table:table-row table:style-name="ro1">
          <table:table-cell table:number-columns-repeated="4"/>
          <table:table-cell office:value-type="string">
            <text:p>ResistChance %</text:p>
          </table:table-cell>
          <table:table-cell table:formula="of:=5+MIN(75;ROUNDDOWN((([.B3])/([.C9]*4))*100))" office:value-type="float" office:value="30">
            <text:p>30</text:p>
          </table:table-cell>
        </table:table-row>
        <table:table-row table:style-name="ro1">
          <table:table-cell office:value-type="string">
            <text:p>Defender Level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Attacker Level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Damage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SpellPower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SpellLevel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pellCD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SpellHIt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pellCrit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pellPBonus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HitRoll</text:p>
          </table:table-cell>
          <table:table-cell table:number-columns-repeated="5"/>
        </table:table-row>
        <table:table-row table:style-name="ro1">
          <table:table-cell office:value-type="string">
            <text:p>Miss</text:p>
          </table:table-cell>
          <table:table-cell office:value-type="float" office:value="0">
            <text:p>0</text:p>
          </table:table-cell>
          <table:table-cell table:formula="of:=[.F3]-[.C11]" office:value-type="float" office:value="53">
            <text:p>53</text:p>
          </table:table-cell>
          <table:table-cell table:formula="of:=[.C17]-[.B17]"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Resist</text:p>
          </table:table-cell>
          <table:table-cell table:formula="of:=[.C17]" office:value-type="float" office:value="53">
            <text:p>53</text:p>
          </table:table-cell>
          <table:table-cell table:formula="of:=MIN(100;[.C17]+[.F4])" office:value-type="float" office:value="83">
            <text:p>83</text:p>
          </table:table-cell>
          <table:table-cell table:formula="of:=[.C18]-[.B18]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Crit</text:p>
          </table:table-cell>
          <table:table-cell table:formula="of:=[.C18]" office:value-type="float" office:value="83">
            <text:p>83</text:p>
          </table:table-cell>
          <table:table-cell table:formula="of:=MIN(100;[.C18]+[.C12])" office:value-type="float" office:value="88">
            <text:p>88</text:p>
          </table:table-cell>
          <table:table-cell table:formula="of:=MAX(0;[.C19]-[.B19])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Hit</text:p>
          </table:table-cell>
          <table:table-cell table:formula="of:=[.C19]" office:value-type="float" office:value="88">
            <text:p>88</text:p>
          </table:table-cell>
          <table:table-cell office:value-type="float" office:value="100">
            <text:p>100</text:p>
          </table:table-cell>
          <table:table-cell table:formula="of:=MAX(0;[.C20]-[.B20])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mageRoll</text:p>
          </table:table-cell>
          <table:table-cell/>
          <table:table-cell office:value-type="string">
            <text:p>Damage</text:p>
          </table:table-cell>
          <table:table-cell office:value-type="string">
            <text:p>Subtract Defence</text:p>
          </table:table-cell>
          <table:table-cell table:number-columns-repeated="2"/>
        </table:table-row>
        <table:table-row table:style-name="ro1">
          <table:table-cell office:value-type="string">
            <text:p>Mis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sist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rit</text:p>
          </table:table-cell>
          <table:table-cell/>
          <table:table-cell table:formula="of:=((100+[.D13])/100)*((100+[.C13])/100)*([.$C$7]+(([.$C$8]*[.C10])/3))*1.5" office:value-type="float" office:value="32.67">
            <text:p>32.67</text:p>
          </table:table-cell>
          <table:table-cell table:formula="of:= ROUNDDOWN([.$C25]-MIN(ROUNDDOWN([.$C25]/4);[.$B$3])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Hit</text:p>
          </table:table-cell>
          <table:table-cell/>
          <table:table-cell table:formula="of:=((100+[.D13])/100)*((100+[.C13])/100)*([.$C$7]+(([.$C$8]*[.C10])/3))" office:value-type="float" office:value="21.78">
            <text:p>21.78</text:p>
          </table:table-cell>
          <table:table-cell table:formula="of:= ROUNDDOWN([.$C26]-MIN(ROUNDDOWN([.$C26]/4);[.$B$3]))" office:value-type="float" office:value="16">
            <text:p>16</text:p>
          </table:table-cell>
          <table:table-cell table:number-columns-repeated="2"/>
        </table:table-row>
      </table:table>
      <table:table table:name="Mele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Defender</text:p>
          </table:table-cell>
          <table:table-cell office:value-type="string">
            <text:p>Attacker</text:p>
          </table:table-cell>
          <table:table-cell office:value-type="string">
            <text:p>Buffs</text:p>
          </table:table-cell>
          <table:table-cell office:value-type="string">
            <text:p>Formulars</text:p>
          </table:table-cell>
          <table:table-cell office:value-type="string">
            <text:p>Ba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BaseMIssCh</text:p>
          </table:table-cell>
          <table:table-cell table:formula="of:=MIN(99;5+(MAX(0;1+[.B5]-[.C6]))^2)" office:value-type="float" office:value="9">
            <text:p>9</text:p>
          </table:table-cell>
        </table:table-row>
        <table:table-row table:style-name="ro1">
          <table:table-cell table:number-columns-repeated="4"/>
          <table:table-cell office:value-type="string">
            <text:p>DodgeChance %</text:p>
          </table:table-cell>
          <table:table-cell table:formula="of:=[.B15]" office:value-type="float" office:value="10">
            <text:p>10</text:p>
          </table:table-cell>
        </table:table-row>
        <table:table-row table:style-name="ro1">
          <table:table-cell office:value-type="string">
            <text:p>Defender Leve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ParryChance</text:p>
          </table:table-cell>
          <table:table-cell table:formula="of:=[.B14]" office:value-type="float" office:value="5">
            <text:p>5</text:p>
          </table:table-cell>
        </table:table-row>
        <table:table-row table:style-name="ro1">
          <table:table-cell office:value-type="string">
            <text:p>Attacker Level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BlockChance</text:p>
          </table:table-cell>
          <table:table-cell table:formula="of:=[.B16]" office:value-type="float" office:value="15">
            <text:p>15</text:p>
          </table:table-cell>
        </table:table-row>
        <table:table-row table:style-name="ro1">
          <table:table-cell office:value-type="string">
            <text:p>Damage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CritChance</text:p>
          </table:table-cell>
          <table:table-cell table:formula="of:=[.C12]" office:value-type="float" office:value="5">
            <text:p>5</text:p>
          </table:table-cell>
        </table:table-row>
        <table:table-row table:style-name="ro1">
          <table:table-cell office:value-type="string">
            <text:p>AttackPower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rmor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WpCD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Hit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rit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PhyPBonus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Parry%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Dodge%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Block%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Block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tRoll</text:p>
          </table:table-cell>
          <table:table-cell table:number-columns-repeated="5"/>
        </table:table-row>
        <table:table-row table:style-name="ro1">
          <table:table-cell office:value-type="string">
            <text:p>Miss</text:p>
          </table:table-cell>
          <table:table-cell office:value-type="float" office:value="0">
            <text:p>0</text:p>
          </table:table-cell>
          <table:table-cell table:formula="of:=[.F3]-[.C11]" office:value-type="float" office:value="8">
            <text:p>8</text:p>
          </table:table-cell>
          <table:table-cell table:formula="of:=[.C20]-[.B20]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Dodge</text:p>
          </table:table-cell>
          <table:table-cell table:formula="of:=[.C20]" office:value-type="float" office:value="8">
            <text:p>8</text:p>
          </table:table-cell>
          <table:table-cell table:formula="of:=MIN(100;[.C20]+[.F4])" office:value-type="float" office:value="18">
            <text:p>18</text:p>
          </table:table-cell>
          <table:table-cell table:formula="of:=[.C21]-[.B21]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Parry</text:p>
          </table:table-cell>
          <table:table-cell table:formula="of:=[.C21]" office:value-type="float" office:value="18">
            <text:p>18</text:p>
          </table:table-cell>
          <table:table-cell table:formula="of:=MIN(100;[.C21]+[.F5])" office:value-type="float" office:value="23">
            <text:p>23</text:p>
          </table:table-cell>
          <table:table-cell table:formula="of:=[.C22]-[.B22]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lock</text:p>
          </table:table-cell>
          <table:table-cell table:formula="of:=[.C22]" office:value-type="float" office:value="23">
            <text:p>23</text:p>
          </table:table-cell>
          <table:table-cell table:formula="of:=MIN(100;[.C22]+[.F6])" office:value-type="float" office:value="38">
            <text:p>38</text:p>
          </table:table-cell>
          <table:table-cell table:formula="of:=[.C23]-[.B23]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Crit</text:p>
          </table:table-cell>
          <table:table-cell table:formula="of:=[.C23]" office:value-type="float" office:value="38">
            <text:p>38</text:p>
          </table:table-cell>
          <table:table-cell table:formula="of:=MIN(100;[.C23]+[.F7])" office:value-type="float" office:value="43">
            <text:p>43</text:p>
          </table:table-cell>
          <table:table-cell table:formula="of:=[.C24]-[.B24]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Hit</text:p>
          </table:table-cell>
          <table:table-cell table:formula="of:=[.C24]" office:value-type="float" office:value="43">
            <text:p>43</text:p>
          </table:table-cell>
          <table:table-cell table:formula="of:=100" office:value-type="float" office:value="100">
            <text:p>100</text:p>
          </table:table-cell>
          <table:table-cell table:formula="of:=[.C25]-[.B25]" office:value-type="float" office:value="57">
            <text:p>5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DamageRoll</text:p>
          </table:table-cell>
          <table:table-cell/>
          <table:table-cell office:value-type="string">
            <text:p>Damage</text:p>
          </table:table-cell>
          <table:table-cell office:value-type="string">
            <text:p>Subtract Defence</text:p>
          </table:table-cell>
          <table:table-cell table:number-columns-repeated="2"/>
        </table:table-row>
        <table:table-row table:style-name="ro1">
          <table:table-cell office:value-type="string">
            <text:p>Mis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sist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rit</text:p>
          </table:table-cell>
          <table:table-cell/>
          <table:table-cell table:formula="of:=((100+[.D13])/100)*((100+[.C13])/100)*([.$C$7]+(([.$C$8]*[.C10])/3))*1.5" office:value-type="float" office:value="32.67">
            <text:p>32.67</text:p>
          </table:table-cell>
          <table:table-cell table:formula="of:= ROUNDDOWN([.$C30]-MIN(ROUNDDOWN([.$C30]/4);[.$B$9])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Hit</text:p>
          </table:table-cell>
          <table:table-cell/>
          <table:table-cell table:formula="of:=((100+[.D13])/100)*((100+[.C13])/100)*([.$C$7]+(([.$C$8]*[.C10])/3))" office:value-type="float" office:value="21.78">
            <text:p>21.78</text:p>
          </table:table-cell>
          <table:table-cell table:formula="of:= ROUNDDOWN([.$C31]-MIN(ROUNDDOWN([.$C31]/4);[.$B$9]))" office:value-type="float" office:value="16">
            <text:p>16</text:p>
          </table:table-cell>
          <table:table-cell table:number-columns-repeated="2"/>
        </table:table-row>
      </table:table>
      <table:table table:name="Ark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da" number:country="DK">kr</number:currency-symbol>
      <number:text> </number:text>
      <number:number number:decimal-places="0" number:min-integer-digits="1" number:grouping="true"/>
    </number:currency-style>
    <number:currency-style style:name="N113">
      <style:text-properties fo:color="#ff0000"/>
      <number:currency-symbol number:language="da" number:country="DK">kr</number:currency-symbol>
      <number:text> -</number:text>
      <number:number number: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da" number:country="DK">kr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da" number:country="DK">kr</number:currency-symbol>
      <number:text> -</number:text>
      <number:number number:decimal-places="2" number:min-integer-digits="1" number:decimal-replacement="--" number:grouping="true"/>
      <style:map style:condition="value()&gt;=0" style:apply-style-name="N11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13/11/2012</text:date>, <text:time>09:26:4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2-10-29T13:16:13</meta:creation-date>
    <dc:date>2012-11-13T09:26:46</dc:date>
    <dc:creator>Karsten </dc:creator>
    <meta:editing-duration>PT2H53M56S</meta:editing-duration>
    <meta:editing-cycles>16</meta:editing-cycles>
    <meta:generator>LibreOffice/3.4$Linux LibreOffice_project/340m1$Build-402</meta:generator>
    <meta:document-statistic meta:table-count="3" meta:cell-count="143" meta:object-count="0"/>
  </office:meta>
</office:document-meta>
</file>